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ppSmsSession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Factory.getSmsSession( String user , String password , String applicationId , SmsTransportType transport , boolean enableKeepA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Factory.getSmsSession( String user , String password , String applicationId , boolean enableKeepA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Factory.getSmsSession( String user , String password , String applic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mppSmsSessionFactory.getSmsSession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.setKeepAliveEnabled( boolean isKeepAlive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Factory.getSmsSession( String user , String password , String applicationId , SmsTransportType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.SmppSmsSession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.setApplicationId( String applic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Factory.connect( String username , String passwor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mppSmsSessionFactory.disconnect( SmppSmsSession s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mppSmsSession.setTransport( SmsTransportType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.setSessionId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msSession.sendMessage( SmsMessage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